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Times New Roman" fo:font-size="12pt"/>
    </style:style>
    <style:style style:name="P2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italic"/>
    </style:style>
    <style:style style:name="P5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2pt"/>
    </style:style>
    <style:style style:name="T1" style:family="text">
      <style:text-properties fo:color="#000000"/>
    </style:style>
    <style:style style:name="T2" style:family="text">
      <style:text-properties officeooo:rsid="001cbf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ta-se de execução de pena privativa de liberdade de 9 (nove) anos, 3 (três) meses e 11 (onze) dias aplicada a MARCELINO BEZERRA DE LIMA,<text:span text:style-name="T1"> em que o Ministério Público pugnou pela retificação da guia (evento 11), alegando erro na sua expedição, pois, não foi observado que o eg. Tribunal de Justiça reduziu a pena imposta ao apenado em 5 (cinco) anos e 8 (oito) meses (evento 7.1).</text:span></text:p>
      <text:p text:style-name="P2">Ademais, o órgão ministerial pugnou também pela retificação da guia alegando erro na sua expedição quanto a data base para alcance da progressão do regime aberto, requerendo que a data base para cálculo de benefício seja da última prisão (15/05/2017 - pág. virtual 40 do evento 1.1), e não a data da progressão de regime para o semiaberto (16/05/2018 - pág.  virtual 72 no evento 1.1).</text:p>
      <text:p text:style-name="P2">Relatados.</text:p>
      <text:p text:style-name="P2">Com razão parcial o parecista, pois quanto a redução da pena imposta para 5 (cinco) anos e 8 (oito) meses do apenado foi decidida através de acórdão pelo Egrégio Tribunal de Justiça, impondo-se a retificação da guia de execução penal.  </text:p>
      <text:p text:style-name="P2"><text:span text:style-name="T2">Diferentemente</text:span>, quanto a data base para cálculo do alcance da progressão do regime aberto, o Ministério Público não tem razão, pois a data base correta para progressão do regime aberto não é a da última prisão (15/05/2017), e sim a data da decisão da progressão do regime semiaberto (16/05/2018).</text:p>
      <text:p text:style-name="P2">Isto posto, acolho parcialmente parecer ministerial, retificando a guia de execução penal quanto a pena imposta de 5 (cinco) anos e 8 (oito) meses, e deixo de acolher o requerimento do Ministério Público quanto a alteração da data base para a última prisão (15/05/2017), mantendo assim a data base para progressão de regime abert<text:span text:style-name="T2">o.</text:span></text:p>
      <text:p text:style-name="P2">P.R.I.</text:p>
      <text:p text:style-name="Text_20_body"/>
      <text:p text:style-name="P3"><text:line-break/>Natal, 12 de março de 2019.</text:p>
      <text:p text:style-name="P4">Henrique Baltazar Vilar dos Santos</text:p>
      <text:p text:style-name="P4">Juiz de Direi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9:54:36.379000000</meta:creation-date>
    <dc:date>2019-03-13T09:04:57.428000000</dc:date>
    <meta:editing-duration>PT1M32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0" meta:word-count="293" meta:character-count="1722" meta:non-whitespace-character-count="1435"/>
  </office:meta>
</office:document-meta>
</file>